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6cm" draw:marker-end-width="0.356cm" draw:fill-color="#33a3a3" draw:opacity="30%" draw:opacity-name="" draw:textarea-horizontal-align="justify" draw:textarea-vertical-align="middle" draw:auto-grow-height="false" fo:padding-top="0.176cm" fo:padding-bottom="0.176cm" fo:padding-left="0.301cm" fo:padding-right="0.301cm" draw:shadow-opacity="30%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000000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 fo:font-size="24pt" style:font-size-asian="24pt" style:font-size-complex="24pt"/>
    </style:style>
    <style:style style:name="T3" style:family="text">
      <style:text-properties style:text-position="0% 100%" fo:font-size="24pt" style:font-size-asian="24pt" style:font-size-complex="24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2.446cm" svg:height="12.446cm" svg:x="0.254cm" svg:y="8.1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5" draw:id="id25" draw:layer="layout" svg:width="12.446cm" svg:height="12.446cm" svg:x="14.732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2" draw:id="id22" draw:layer="layout" svg:width="1.524cm" svg:height="1.524cm" svg:x="17.272cm" svg:y="14.986cm">
          <text:p text:style-name="P2"><text:span text:style-name="T1">O</text:span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524cm" svg:height="1.524cm" svg:x="18.796cm" svg:y="11.43cm">
          <text:p text:style-name="P2"><text:span text:style-name="T1">O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524cm" svg:height="1.524cm" svg:x="9.652cm" svg:y="16.002cm">
          <text:p text:style-name="P2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1.524cm" svg:height="1.524cm" svg:x="10.414cm" svg:y="12.7cm">
          <text:p text:style-name="P2"><text:span text:style-name="T3">O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24cm" svg:height="1.524cm" svg:x="6.35cm" svg:y="9.906cm">
          <text:p text:style-name="P2"><text:span text:style-name="T3">O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" draw:id="id21" draw:layer="layout" svg:width="1.524cm" svg:height="1.524cm" svg:x="14.224cm" svg:y="17.526cm">
          <text:p text:style-name="P2"><text:span text:style-name="T1">V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524cm" svg:height="1.524cm" svg:x="2.032cm" svg:y="11.176cm">
          <text:p text:style-name="P2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1.524cm" svg:height="1.524cm" svg:x="7.112cm" svg:y="1.524cm">
          <text:p text:style-name="P2"><text:span text:style-name="T1">V</text:span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1.524cm" svg:height="1.524cm" svg:x="5.842cm" svg:y="13.462cm">
          <text:p text:style-name="P2">q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1.524cm" svg:height="1.524cm" svg:x="24.638cm" svg:y="6.604cm">
          <text:p text:style-name="P2"><text:span text:style-name="T1">O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1.524cm" svg:height="1.524cm" svg:x="22.606cm" svg:y="10.16cm">
          <text:p text:style-name="P2"><text:span text:style-name="T1">V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524cm" svg:height="1.524cm" svg:x="16.002cm" svg:y="7.874cm">
          <text:p text:style-name="P2"><text:span text:style-name="T1">V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1.524cm" svg:height="1.524cm" svg:x="18.034cm" svg:y="3.048cm">
          <text:p text:style-name="P2"><text:span text:style-name="T3">O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.524cm" svg:height="1.524cm" svg:x="4.318cm" svg:y="17.018cm">
          <text:p text:style-name="P2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.524cm" svg:height="1.524cm" svg:x="11.43cm" svg:y="5.842cm">
          <text:p text:style-name="P2"><text:span text:style-name="T1">O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24cm" svg:height="1.524cm" svg:x="5.842cm" svg:y="4.826cm">
          <text:p text:style-name="P2"><text:span text:style-name="T3">O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1.524cm" svg:height="1.524cm" svg:x="10.414cm" svg:y="1.016cm">
          <text:p text:style-name="P2"><text:span text:style-name="T1">V</text:span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1.524cm" svg:height="1.524cm" svg:x="2.794cm" svg:y="1.524cm">
          <text:p text:style-name="P2"><text:span text:style-name="T1">V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8" draw:id="id18" draw:layer="layout" svg:width="1.524cm" svg:height="1.524cm" svg:x="22.86cm" svg:y="2.825cm">
          <text:p text:style-name="P2"><text:span text:style-name="T1">V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3" draw:id="id23" draw:layer="layout" svg:width="1.524cm" svg:height="1.524cm" svg:x="21.336cm" svg:y="15.494cm">
          <text:p text:style-name="P2"><text:span text:style-name="T1">V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.524cm" svg:height="1.524cm" svg:x="2.032cm" svg:y="7.112cm">
          <text:p text:style-name="P2"><text:span text:style-name="T1">V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1.524cm" svg:height="1.524cm" svg:x="20.066cm" svg:y="6.858cm">
          <text:p text:style-name="P2">q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4" draw:id="id24" draw:layer="layout" svg:width="1.524cm" svg:height="1.524cm" svg:x="23.876cm" svg:y="18.034cm">
          <text:p text:style-name="P2"><text:span text:style-name="T1">V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7cm" svg:y1="14.351cm" svg:x2="12.7cm" svg:y2="14.351cm" draw:start-shape="id1" draw:end-shape="id1" svg:d="m12700 14351">
          <text:p/>
        </draw:connector>
        <draw:connector draw:style-name="gr6" draw:text-style-name="P1" draw:layer="layout" draw:type="lines" svg:x1="5.08cm" svg:y1="17.018cm" svg:x2="6.604cm" svg:y2="14.986cm" draw:start-shape="id2" draw:start-glue-point="4" draw:end-shape="id3" draw:end-glue-point="8" svg:d="m5080 17018v-501l1524-979v-552">
          <text:p text:style-name="P1">6</text:p>
          <text:p text:style-name="P1"/>
        </draw:connector>
        <draw:connector draw:style-name="gr6" draw:text-style-name="P1" draw:layer="layout" draw:type="lines" svg:x1="6.604cm" svg:y1="13.462cm" svg:x2="7.112cm" svg:y2="11.43cm" draw:start-shape="id3" draw:start-glue-point="4" draw:end-shape="id4" draw:end-glue-point="8" svg:d="m6604 13462v-551l508-954v-527">
          <text:p text:style-name="P1">6 <text:s text:c="3"/></text:p>
        </draw:connector>
        <draw:connector draw:style-name="gr6" draw:text-style-name="P1" draw:layer="layout" draw:type="lines" svg:x1="7.112cm" svg:y1="9.906cm" svg:x2="6.604cm" svg:y2="6.35cm" draw:start-shape="id4" draw:start-glue-point="4" draw:end-shape="id5" draw:end-glue-point="8" svg:d="m7112 9906v-526l-508-2503v-527">
          <text:p text:style-name="P1"><text:s text:c="3"/>8</text:p>
          <text:p text:style-name="P1"/>
        </draw:connector>
        <draw:connector draw:style-name="gr6" draw:text-style-name="P1" draw:layer="layout" draw:type="lines" svg:x1="2.794cm" svg:y1="11.176cm" svg:x2="2.794cm" svg:y2="8.636cm" draw:start-shape="id6" svg:d="m2794 11176v-526-2014 0">
          <text:p text:style-name="P1"><text:s text:c="3"/>7</text:p>
        </draw:connector>
        <draw:connector draw:style-name="gr6" draw:text-style-name="P1" draw:layer="layout" draw:type="lines" svg:x1="3.556cm" svg:y1="11.938cm" svg:x2="6.35cm" svg:y2="10.668cm" draw:start-shape="id6" draw:start-glue-point="10" draw:end-shape="id4" draw:end-glue-point="6" svg:d="m3556 11938h527l1741-1270h526">
          <text:p text:style-name="P1">6</text:p>
          <text:p text:style-name="P1"/>
        </draw:connector>
        <draw:connector draw:style-name="gr6" draw:text-style-name="P1" draw:layer="layout" draw:type="lines" draw:line-skew="0cm -0.007cm" svg:x1="7.366cm" svg:y1="14.224cm" svg:x2="10.414cm" svg:y2="13.462cm" draw:start-shape="id3" draw:start-glue-point="10" draw:end-shape="id7" draw:end-glue-point="6" svg:d="m7366 14224h552l1963-762h533">
          <text:p text:style-name="P1">7</text:p>
          <text:p text:style-name="P1"/>
        </draw:connector>
        <draw:connector draw:style-name="gr6" draw:text-style-name="P1" draw:layer="layout" draw:type="lines" svg:x1="9.652cm" svg:y1="16.764cm" svg:x2="5.842cm" svg:y2="17.78cm" draw:start-shape="id8" draw:start-glue-point="6" draw:end-shape="id2" svg:d="m9652 16764h-526l-2782 1016h-502">
          <text:p text:style-name="P1">9</text:p>
          <text:p text:style-name="P1"/>
        </draw:connector>
        <draw:connector draw:style-name="gr6" draw:text-style-name="P1" draw:layer="layout" draw:type="lines" svg:x1="3.556cm" svg:y1="3.048cm" svg:x2="2.794cm" svg:y2="7.112cm" draw:start-shape="id9" draw:start-glue-point="8" draw:end-shape="id10" draw:end-glue-point="4" svg:d="m3556 3048v502l-762 3061v501">
          <text:p text:style-name="P1">10 <text:s text:c="4"/></text:p>
          <text:p text:style-name="P1"/>
        </draw:connector>
        <draw:connector draw:style-name="gr6" draw:text-style-name="P1" draw:layer="layout" draw:type="lines" svg:x1="3.556cm" svg:y1="7.874cm" svg:x2="5.842cm" svg:y2="5.588cm" draw:start-shape="id10" draw:start-glue-point="10" draw:end-shape="id5" draw:end-glue-point="6" svg:d="m3556 7874h502l1258-2286h526">
          <text:p text:style-name="P1">6 <text:s/></text:p>
          <text:p text:style-name="P1"/>
        </draw:connector>
        <draw:connector draw:style-name="gr6" draw:text-style-name="P1" draw:layer="layout" draw:type="lines" svg:x1="6.604cm" svg:y1="4.826cm" svg:x2="7.874cm" svg:y2="3.048cm" draw:start-shape="id5" draw:start-glue-point="4" draw:end-shape="id11" draw:end-glue-point="8" svg:d="m6604 4826v-526l1270-750v-502">
          <text:p text:style-name="P1">5 <text:s/></text:p>
          <text:p text:style-name="P1"/>
        </draw:connector>
        <draw:connector draw:style-name="gr6" draw:text-style-name="P1" draw:layer="layout" draw:type="lines" svg:x1="7.366cm" svg:y1="5.588cm" svg:x2="11.43cm" svg:y2="6.604cm" draw:start-shape="id5" draw:start-glue-point="10" draw:end-shape="id12" draw:end-glue-point="6" svg:d="m7366 5588h527l3011 1016h526">
          <text:p text:style-name="P1">10</text:p>
          <text:p text:style-name="P1"/>
        </draw:connector>
        <draw:connector draw:style-name="gr6" draw:text-style-name="P1" draw:layer="layout" draw:type="lines" svg:x1="7.874cm" svg:y1="10.668cm" svg:x2="16.002cm" svg:y2="8.636cm" draw:start-shape="id4" draw:start-glue-point="10" draw:end-shape="id13" draw:end-glue-point="6" svg:d="m7874 10668h527l7100-2032h501">
          <text:p text:style-name="P1">19 </text:p>
          <text:p text:style-name="P1"/>
        </draw:connector>
        <draw:connector draw:style-name="gr6" draw:text-style-name="P1" draw:layer="layout" draw:type="lines" svg:x1="11.938cm" svg:y1="13.462cm" svg:x2="18.796cm" svg:y2="12.192cm" draw:start-shape="id7" draw:start-glue-point="10" draw:end-shape="id14" draw:end-glue-point="6" svg:d="m11938 13462h527l5805-1270h526">
          <text:p text:style-name="P1">16</text:p>
          <text:p text:style-name="P1"/>
        </draw:connector>
        <draw:connector draw:style-name="gr6" draw:text-style-name="P1" draw:layer="layout" draw:type="lines" svg:x1="17.303cm" svg:y1="9.175cm" svg:x2="19.019cm" svg:y2="11.653cm" draw:start-shape="id13" draw:start-glue-point="9" draw:end-shape="id14" draw:end-glue-point="5" svg:d="m17303 9175h725l991 1729v749">
          <text:p text:style-name="P1">7</text:p>
        </draw:connector>
        <draw:connector draw:style-name="gr6" draw:text-style-name="P1" draw:layer="layout" draw:type="lines" svg:x1="19.558cm" svg:y1="11.43cm" svg:x2="20.828cm" svg:y2="8.382cm" draw:start-shape="id14" draw:start-glue-point="4" draw:end-shape="id15" svg:d="m19558 11430v-526l1270-1970v-552">
          <text:p text:style-name="P1">7 <text:s/></text:p>
          <text:p text:style-name="P1"/>
        </draw:connector>
        <draw:connector draw:style-name="gr6" draw:text-style-name="P1" draw:layer="layout" draw:type="lines" svg:x1="24.13cm" svg:y1="10.922cm" svg:x2="25.4cm" svg:y2="8.128cm" draw:start-shape="id16" draw:start-glue-point="10" draw:end-shape="id17" draw:end-glue-point="8" svg:d="m24130 10922h502l768-2267v-527">
          <text:p text:style-name="P1">6</text:p>
        </draw:connector>
        <draw:connector draw:style-name="gr6" draw:text-style-name="P1" draw:layer="layout" draw:type="lines" svg:x1="24.161cm" svg:y1="4.126cm" svg:x2="25.4cm" svg:y2="6.604cm" draw:start-shape="id18" draw:start-glue-point="9" draw:end-shape="id17" svg:d="m24161 4126h725l514 1952v526">
          <text:p text:style-name="P1"><text:s/>6</text:p>
        </draw:connector>
        <draw:connector draw:style-name="gr6" draw:text-style-name="P1" draw:layer="layout" draw:type="lines" svg:x1="23.083cm" svg:y1="4.126cm" svg:x2="20.828cm" svg:y2="6.858cm" draw:start-shape="id18" draw:start-glue-point="7" draw:end-shape="id15" svg:d="m23083 4126h-724l-1531 2181v551">
          <text:p text:style-name="P1">9</text:p>
        </draw:connector>
        <draw:connector draw:style-name="gr6" draw:text-style-name="P1" draw:layer="layout" draw:type="lines" svg:x1="19.335cm" svg:y1="4.349cm" svg:x2="22.86cm" svg:y2="3.587cm" draw:start-shape="id19" draw:start-glue-point="9" draw:end-shape="id18" svg:d="m19335 4349h750l2274-762h501">
          <text:p text:style-name="P1">10</text:p>
          <text:p text:style-name="P1"/>
        </draw:connector>
        <draw:connector draw:style-name="gr6" draw:text-style-name="P1" draw:layer="layout" draw:type="lines" svg:x1="23.368cm" svg:y1="10.16cm" svg:x2="23.622cm" svg:y2="4.349cm" draw:start-shape="id16" draw:end-shape="id18" svg:d="m23368 10160v-501l254-4808v-502">
          <text:p text:style-name="P1">12 <text:s text:c="5"/></text:p>
        </draw:connector>
        <draw:connector draw:style-name="gr6" draw:text-style-name="P1" draw:layer="layout" draw:type="lines" svg:x1="5.842cm" svg:y1="14.224cm" svg:x2="3.333cm" svg:y2="12.477cm" draw:start-shape="id3" draw:start-glue-point="6" draw:end-shape="id6" draw:end-glue-point="9" svg:d="m5842 14224h-551l-1208-1747h-750">
          <text:p text:style-name="P1"><text:s text:c="2"/>7</text:p>
          <text:p text:style-name="P1"/>
        </draw:connector>
        <draw:connector draw:style-name="gr6" draw:text-style-name="P1" draw:layer="layout" draw:type="lines" svg:x1="5.619cm" svg:y1="17.241cm" svg:x2="10.637cm" svg:y2="14.001cm" draw:start-shape="id2" draw:start-glue-point="11" draw:end-shape="id7" draw:end-glue-point="7" svg:d="m5619 17241h725l3544-3240h749">
          <text:p text:style-name="P1">14 <text:s text:c="2"/></text:p>
          <text:p text:style-name="P1"/>
        </draw:connector>
        <draw:connector draw:style-name="gr6" draw:text-style-name="P1" draw:layer="layout" draw:type="lines" svg:x1="7.651cm" svg:y1="11.207cm" svg:x2="10.637cm" svg:y2="12.923cm" draw:start-shape="id4" draw:start-glue-point="9" draw:end-shape="id7" draw:end-glue-point="5" svg:d="m7651 11207h750l2236 967v749">
          <text:p text:style-name="P1"><text:s text:c="4"/>8</text:p>
        </draw:connector>
        <draw:connector draw:style-name="gr6" draw:text-style-name="P1" draw:layer="layout" draw:type="lines" svg:x1="11.176cm" svg:y1="14.224cm" svg:x2="10.414cm" svg:y2="16.002cm" draw:start-shape="id7" draw:start-glue-point="8" draw:end-shape="id8" draw:end-glue-point="4" svg:d="m11176 14224v527l-762 725v526">
          <text:p text:style-name="P1">4 <text:s text:c="3"/></text:p>
        </draw:connector>
        <draw:connector draw:style-name="gr6" draw:text-style-name="P1" draw:layer="layout" draw:type="lines" svg:x1="12.954cm" svg:y1="6.604cm" svg:x2="16.225cm" svg:y2="8.097cm" draw:start-shape="id12" draw:start-glue-point="10" draw:end-shape="id13" draw:end-glue-point="5" svg:d="m12954 6604h527l2744 769v724">
          <text:p text:style-name="P1">8 <text:s text:c="2"/></text:p>
        </draw:connector>
        <draw:connector draw:style-name="gr6" draw:text-style-name="P1" draw:layer="layout" draw:type="lines" svg:x1="4.318cm" svg:y1="2.286cm" svg:x2="7.112cm" svg:y2="2.286cm" draw:start-shape="id9" draw:start-glue-point="10" draw:end-shape="id11" svg:d="m4318 2286h502 1791 501">
          <text:p text:style-name="P1">7</text:p>
          <text:p text:style-name="P1"/>
        </draw:connector>
        <draw:connector draw:style-name="gr6" draw:text-style-name="P1" draw:layer="layout" draw:type="lines" svg:x1="8.636cm" svg:y1="2.286cm" svg:x2="10.414cm" svg:y2="1.778cm" draw:start-shape="id11" draw:start-glue-point="10" draw:end-shape="id20" draw:end-glue-point="6" svg:d="m8636 2286h502l775-508h501">
          <text:p text:style-name="P1">4 <text:s/></text:p>
          <text:p text:style-name="P1"/>
        </draw:connector>
        <draw:connector draw:style-name="gr6" draw:text-style-name="P1" draw:layer="layout" draw:type="lines" svg:x1="11.938cm" svg:y1="1.778cm" svg:x2="18.034cm" svg:y2="3.81cm" draw:start-shape="id20" draw:start-glue-point="10" draw:end-shape="id19" draw:end-glue-point="6" svg:d="m11938 1778h502l5068 2032h526">
          <text:p text:style-name="P1"><text:s text:c="2"/>15</text:p>
          <text:p text:style-name="P1"/>
        </draw:connector>
        <draw:connector draw:style-name="gr6" draw:text-style-name="P1" draw:layer="layout" draw:type="lines" svg:x1="10.953cm" svg:y1="17.303cm" svg:x2="14.224cm" svg:y2="18.288cm" draw:start-shape="id8" draw:start-glue-point="9" draw:end-shape="id21" draw:end-glue-point="6" svg:d="m10953 17303h750l2020 985h501">
          <text:p text:style-name="P1"><text:s text:c="2"/>8</text:p>
          <text:p text:style-name="P1"/>
        </draw:connector>
        <draw:connector draw:style-name="gr6" draw:text-style-name="P1" draw:layer="layout" draw:type="lines" svg:x1="11.715cm" svg:y1="14.001cm" svg:x2="17.272cm" svg:y2="15.748cm" draw:start-shape="id7" draw:start-glue-point="9" draw:end-shape="id22" draw:end-glue-point="6" svg:d="m11715 14001h750l4281 1747h526">
          <text:p text:style-name="P1"><text:s text:c="5"/>13</text:p>
          <text:p text:style-name="P1"/>
        </draw:connector>
        <draw:connector draw:style-name="gr6" draw:text-style-name="P1" draw:layer="layout" draw:type="lines" svg:x1="18.796cm" svg:y1="15.748cm" svg:x2="21.336cm" svg:y2="16.256cm" draw:start-shape="id22" draw:start-glue-point="10" draw:end-shape="id23" draw:end-glue-point="6" svg:d="m18796 15748h527l1512 508h501">
          <text:p text:style-name="P1">6</text:p>
          <text:p text:style-name="P1"/>
        </draw:connector>
        <draw:connector draw:style-name="gr6" draw:text-style-name="P1" draw:layer="layout" draw:type="lines" svg:x1="22.86cm" svg:y1="16.256cm" svg:x2="24.638cm" svg:y2="18.034cm" draw:start-shape="id23" draw:start-glue-point="10" draw:end-shape="id24" draw:end-glue-point="4" svg:d="m22860 16256h502l1276 1277v501">
          <text:p text:style-name="P1">6</text:p>
        </draw:connector>
        <draw:connector draw:style-name="gr6" draw:text-style-name="P1" draw:layer="layout" draw:type="lines" svg:x1="22.098cm" svg:y1="15.494cm" svg:x2="23.368cm" svg:y2="11.684cm" draw:start-shape="id23" draw:start-glue-point="4" draw:end-shape="id16" svg:d="m22098 15494v-501l1270-2807v-502">
          <text:p text:style-name="P1"><text:s text:c="8"/>11</text:p>
          <text:p text:style-name="P1"/>
        </draw:connector>
        <draw:connector draw:style-name="gr6" draw:text-style-name="P1" draw:layer="layout" draw:type="lines" svg:x1="20.32cm" svg:y1="12.192cm" svg:x2="22.606cm" svg:y2="10.922cm" draw:start-shape="id14" draw:start-glue-point="10" draw:end-shape="id16" draw:end-glue-point="6" svg:d="m20320 12192h527l1258-1270h501">
          <text:p text:style-name="P1"><text:s text:c="5"/>7</text:p>
        </draw:connector>
        <draw:connector draw:style-name="gr6" draw:text-style-name="P1" draw:layer="layout" draw:type="lines" svg:x1="4.318cm" svg:y1="17.78cm" svg:x2="2.794cm" svg:y2="12.7cm" draw:start-shape="id2" draw:start-glue-point="6" draw:end-shape="id6" draw:end-glue-point="8" svg:d="m4318 17780h-501l-1023-4553v-527">
          <text:p text:style-name="P1"><text:s text:c="2"/>12</text:p>
        </draw:connector>
        <draw:connector draw:style-name="gr7" draw:text-style-name="P1" draw:layer="layout" draw:type="line" svg:x1="7.143cm" svg:y1="13.685cm" svg:x2="10.878cm" svg:y2="9.95cm" draw:start-shape="id3" draw:start-glue-point="11" draw:end-shape="id1" draw:end-glue-point="11" svg:d="m7143 13685 3735-3735">
          <text:p text:style-name="P1"><text:s text:c="21"/>R=13</text:p>
          <text:p text:style-name="P1"/>
        </draw:connector>
        <draw:connector draw:style-name="gr7" draw:text-style-name="P1" draw:layer="layout" draw:type="line" svg:x1="20.289cm" svg:y1="7.081cm" svg:x2="16.554cm" svg:y2="3.6cm" draw:start-shape="id15" draw:start-glue-point="5" draw:end-shape="id25" draw:end-glue-point="5" svg:d="m20289 7081-3735-3481">
          <text:p text:style-name="P1"><text:s text:c="13"/>R=13</text:p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8T07:00:35</meta:creation-date>
    <meta:editing-duration>PT3H25M56S</meta:editing-duration>
    <meta:editing-cycles>10</meta:editing-cycles>
    <dc:date>2012-06-18T10:56:41</dc:date>
    <meta:generator>LibreOffice/3.4$Unix LibreOffice_project/340m1$Build-1505</meta:generator>
    <meta:document-statistic meta:object-count="86"/>
  </office:meta>
</office:document-meta>
</file>